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VOM1271T'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VLMY1300-GS08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свето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VLMTG1300-GS08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свето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VLMS1300-GS08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свето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VLMO1300-GS08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свето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TL431BQDBZR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TAJB226K016R (22 мкФ ±10% 16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STW48NM60N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STTH6003CW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'STTH16L06CFP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'SM15T68A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'SG3525AP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'SDR1006--681KL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RV0805JR-07300KL (0805; 0,125 Вт; 300 <text:s/>кОм; 400 В; 5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'RC2512JR-071RL (2512; 1 Вт; 1 Ом; 250 В; 5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RC2512JR-070R33L (2512 0,33 Ом 2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RC1206JR-07510KL (1206; 0,25 Вт; 510 кОм; 200 В; 5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'RC1206JR-0715KL (1206 15 кОм ±5% 2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'RC1206JR-072KL (1206 2 кОм 5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'RC1206JR-071ML (1206 <text:s/>1 МОм ±5% 2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'RC0805JR-0712KL (0805 12 кОм ±5% 1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'RC0805JR-0710RL (0805 10 Ом ±5% 1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'RC0805JR-0710KL (0805 10 кОм 5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'RC0805JR-071KL (0805 1 кОм ±5% 1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'RC0603JR-07510RL (0603 51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'RC0603JR-07300RL (0603 30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'RC0603JR-07100RL (0603 100 Ом ±5% <text:s/>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'RC0603JR-0747KL (0603 47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'RC0603JR-0733KL (0603 33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'RC0603JR-0720KL (0603 20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'RC0603JR-0715KL (0603 15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'RC0603JR-0711KL (0603 11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'RC0603JR-0710KL (0603 10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'RC0603JR-075K1L (0603 5,1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'RC0603JR-073KL (0603 3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RC0603JR-072KL (0603 2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'RC0603JR-071KL (0603 1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'PS2801-1-F3-A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MMBT5551LT1G'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'MMBT5401LT1G'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'LNK306GN'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'LM7321MF'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'LM3480'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'L6562D'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'IRS2186SPBF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'VSOHFA30PA60C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'GRM188R72A104K (0603 X7R 0,1 мкФ ±10% 1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'GRM188R72A103K (0603 X7R 0,01 мкФ ±10% 1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'GRM188R72A102K (0603 X7R 1000 пФ ±10% 1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'GRM188R61H105KAAL (0603 <text:s/>1 мкФ ±10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'GRM188R61E106MA73L (0603 X5R 10 мкФ ±20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'GRM55DR72J224K (2220 X7R 0,22 мкФ ±10% 63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'GRM31CR72A225K (1206 X7R 2,2 мкФ ±10% 1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'GRM31A7U2J222JW31D (2200 пФ 600В 1206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'GRM31A5C2J101JW01D (1206 <text:s/>100 пФ ±5% 63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GRM21BR72A474K (0805 X7R 0,47 мкФ ±10% 1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'GRM21A5C2E220J (0805 <text:s/>22 пФ ±5% 2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'FCPF190N6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'ES1J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'EEVEB2W3R3Q ( 3,3 мкФ 450В)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'EEUEE2W330S (33 мкФ 450 В)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'EEEFK1J101P (100u)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'CT06-100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'BZV55C13V.115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'BZV55-C24.115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'BLM21AG102SN1 (0805 1 кОм ±25% 200 м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фильт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'BLM18AG102SN1 (0603 1 кОм 500 м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фильт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'BCP56-16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'BAV99LT1G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'B72210S0271K101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'B41815F8477M000 (470 мкФ 63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'B32652A6104J000 (630 В, 0,1 мкФ.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'B32522N6474J000 (0,47 мкФ 450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'AD22105ARZ'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'74437429203151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'7448031501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'7443641000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'0463015.ER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'ER64/13/51-3C9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феррит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'PQ35/35-3C9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феррит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'PC47PQ35/35Z-12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феррит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'PC47PQ35/35-160-22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феррит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'B41851F7108M000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'IR25750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'IR4427SPBF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'IRFP4227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'SRP1270-2R2M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'IRFP90N20DPBF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'25AA040AT-I/OT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'31_MMBX-SMA-50-1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'32_MMBX-50-0-1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'92_MMBX-S50-0-12/111_N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'04025C332K4T4A <text:s/>(0402 <text:s/>3300 пФ ±10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'AD8317ACPZ-R7'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'B57861S0103F045 (10 кОм 1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'BLM15PD121SN1 (0402 120 Ом ±25% 1300 м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фильт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'BLM18SG260TN1 (0603 26 Ом ±25% 6 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фильт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'CC0402KRX7R8BB473 (0402 <text:s/>0,047 мкФ ±10% 25 B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'GRM153R61A105M (0402 X5R 1 мкФ ±20% 1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'GRM155R71H102K (0402 X7R 1000 пФ ±10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'GRM155R71H103K (0402 X7R 0,01 мкФ ±10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'GRM155R71H104K (0402 X7R 0,1 мкФ ±10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'GRM188R61C106MA73 (0603 10 мкФ ±20% 16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'GRM188R61E225K (0603 X5R 2,2 мкФ ±10% 25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'GRM1555C1H101J (0402 C0G 100 пФ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'HMC311SC70E'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'HMC1119LP4ME'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'IRLML0060TRPBF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'LQW15CNR27K10 (0402 270 нГн ±10% 420 м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'LQW18ANR15G00 (0603 150 нГн ±2% 160 м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'LQW18CNR56J00 (0603 560 нГн ±5% 450м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'LT1962EMS8-3.3#PBF'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'MECT-110-01-M-D-RA1(Samtec)'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'RC0402FR-0710KL (0402 10 кОм ±1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'RC0402JR-070RL (0402 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'RC0402JR-071KL (0402 1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'RC0402JR-075K1L (0402 5,1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'RC0402JR-0751RL (0402 51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'RC0402JR-0791KL (0402 91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'RC0402JR-07150RL (0402 15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'RC0603JR-0720RL (0603 2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'SPF-5122Z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'TC77-5.0MCTTR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'TLMS1000-GS08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'TLMY1000-GS08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'ТВ-65-0,6-0,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модуль пельтье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'RC0402JR-07110RL (0402 11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'TAJD337M010RNJ <text:s/>(330 мкФ+_20% <text:s/>10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'ABM10-16MHZ-D25-T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варц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'GRM188R61E106K (0603 X5R 10 мкФ ±10% 25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'GRM155B31E105K (0402 1 мкФ ±10% 25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'GRM155R71A104K (0402 X7R 0,1 мкФ ±10% 1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'GRM188R61H474M <text:s/>(0,47 мкФ 50В 0603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'GRM21BR60J476M (0805 X5R 47 мкФ ±20% 6,3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'GRM1555C1H100J (0402 C0G 10 пФ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'GRM1555C1H102G (0402 C0G 1000 пФ ±2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'GRM188R71H102J (0603 X7R 1000 пФ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'GRM152R61A104K (0402 X5R 0,1 мкФ ±10% 1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'GRM188R71H103J (0603 X7R 0,01 мкФ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'GRM155R71E104K (0402 X7R 0,1 мкФ ±10% 25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'STM32F446RET6'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'L6360TR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'LT3995IMSE'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'ADM2582EBRWZ'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'AD820ARMZ'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'IHLP2525CZER100M01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'RC0402FR-070RL (0402 0 Ом ±1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'RC0402JR-071K5L (0402 1,5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'RC0402JR-07100KL (0402 100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'RC0402JR-07330RL (0402 33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'RC0402JR-07270RL (0402 27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'RC0603FR-07100KL (0603 100 кОм ±1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'RC0603FR-07470KL (0603 470 кОм ±1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'RC0603FR-071ML (0603 1 МОм ±1% 1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'RC0402JR-07470RL (0402 47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'CRCW1206165RFKTA (1206; 165 Ом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'PGB1010402MR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'VLMW1300-GS08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свето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'SK310A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'SBR3U60P1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'PBS4 шаг 2 мм'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'ZX62-B-5PA(11)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'DBPLE103A056-130EGF'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'DBPLE102A059-130EGF'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'BLM15AG121SN1 (0402 120 Ом ±25% 550 м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фильт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'BLM18PG330SH1 (0603 33 Ом ±25% 3 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фильт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'GRM219R61E106K (0805 X5R 10 мкФ ±10% 25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'NFM18CC223R1C3 (0603 0,022 мкФ ±20% 16 В 1 А)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проходной 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'GRM15XR71H102K (0402 X7R 1000 пФ ±10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'GRM32ER71A476M (1210 X7R 47 мкФ ±20% 1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'GRM31CR60J107M (1206 X5R 100 мкФ ±20% 6,3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'SSM1-402E-10T (4000 пФ ±25% 100 В 10 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'ADuM6401CRWZ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'LTC2854HDD#PBF'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'10M16SAU169I7G'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'LTM4622EV'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'GXO-U108L/I 60 МГц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варц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'CDDFN6-0504P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'SF-1206F700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'RC0402FR-07390RL (0402 390 Ом ±1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'RC0402FR-0713K3L (0402 13,3 кОм ±1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'RC0402FR-0719K1L (0402 19,1 кОм ±1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'RC0402JR-07100RL (0402 10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'APHHS1005LQBC/D-V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свето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'P4SMAJ5.0A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'DBPC102A054-130'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'SEAM-40-03.0-L-10-2-A-K-TR'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'BLM15PD300SN1 (0402 30 Ом ±25% 2200 мА)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фильт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'PLD-10 (шаг 2,54)'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'GRM155R61E105K (0402 X5R 1 мкФ ±10% 25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'GRM219R61C226K (0805 X5R 22 мкФ ±10% 16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'GRM188R61C106M (0603 X7R 10 мкФ ±20% 16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'GRM1555C2A5R0CA01 (0402 C0G 5 пФ ±0,25 пФ 1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'GRM155R71E103K (0402 X7R 0,01 мкФ ±10% 25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'GRM155R61A474K (0402 X5R 0,47 мкФ ±10% 1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'GRM155R71C473K (0402 X7R 0,047 мкФ ±10% 16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'GRM188R61C475K (0603 X5R 4,7 мкФ ±10% 16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'GRM155R61E225M (0402 X5R 2,2 мкФ ±20% 25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'10TPE330M (330 мкФ ±20% 1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онденса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'ADG849YKSZ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'ADN2850BCPZ25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'ADN2850BCPZ250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'AD8211YRJZ-R2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'ADN2830ACPZ32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'MAX1978ETM+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'TPS62085RLT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'MCP9804-E/MS'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микросхема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'GXO3232L/E 16 MHz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кварц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'LQH32PN3R3NNC <text:s/>(1210 3,3 мкГн 1,9 A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'XFL4015-471ME (0,47 мкГн ±20% 6,6 А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индуктивность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'RC0402JR-073K9L (0402 3,9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'RC0402JR-072KL (0402 2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'RC0402JR-0718RL (0402 18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'RC0402JR-07510RL (0402 51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'RC1206JR-070RL (1206 0 Ом ±5% 20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'WSL1206R5000FEA (1206 0,5 Ом ±1 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'RC0402JR-073KL (0402 3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'RC0402JR-0710KL (0402 10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'WSL1206R1500FEA (1206 150 мОм ±1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'RC0603JR-07330RL (0603 33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'RC0603JR-0713RL (0603 13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'RC0402JR-0768KL (0402 68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'RC0402JR-0720KL (0402 20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'RC0402JR-071ML (0402 1 М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'RC0402JR-0782KL (0402 82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'RC0603JR-07820RL (0603 82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'RC0603JR-070RL (0603 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'RC0402JR-07150KL (0402 150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'RC0603JR-07150KL (0603 150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'RC0603JR-07430KL (0603 430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'RC0603JR-07160RL (0603 160 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'RC0402JR-074K7L (0402 4,7 кОм ±5% 50 В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'QTLP600C4TR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'PTD0075A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'TLMO1000-GS08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свето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'SK32A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диод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'MMBT3904-7-F'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транзистор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'DBPC103A056-130'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'PLS2-4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разъем'</text:p>
          </table:table-cell>
          <table:table-cell office:value-type="string" calcext:value-type="string">
            <text:p>2021-08-30 16:15:28.6432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'RC0603JR-071MRL (0603 1Mom+_5%)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резистор'</text:p>
          </table:table-cell>
          <table:table-cell office:value-type="string" calcext:value-type="string">
            <text:p>2021-08-30 16:15:28.643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9:16:07.723504022</meta:creation-date>
    <dc:date>2021-08-30T19:20:24.103971401</dc:date>
    <meta:editing-duration>PT4M16S</meta:editing-duration>
    <meta:editing-cycles>1</meta:editing-cycles>
    <meta:document-statistic meta:table-count="1" meta:cell-count="1440" meta:object-count="0"/>
    <meta:generator>LibreOffice/6.4.7.2$Linux_X86_64 LibreOffice_project/40$Build-2</meta:generator>
  </office:meta>
</office:document-meta>
</file>